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9bQFfTFGQWJFWrcJnfQgz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Nhmj8MBNCmWFC68JkhkNC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hJt6FwT8mhQbcWQLzgHMT</text:p>
          </table:table-cell>
          <table:table-cell table:style-name="ce1" office:value-type="string" calcext:value-type="string">
            <text:p>Drone of Brutalit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3-18T00:00:00.000Z</text:p>
          </table:table-cell>
          <table:table-cell office:value-type="string" calcext:value-type="string">
            <text:p>2021-03-26T00:00:00.000Z</text:p>
          </table:table-cell>
          <table:table-cell table:style-name="ce1" office:value-type="string" calcext:value-type="string">
            <text:p>https://fabtcg.com/articles/banned-and-restricted-announcement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bkwMDWGMmKTMd9dKQMt76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g9ckPjGmpNNkmbgChTQNR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BnQtggKJtBNmpqKR7NWBH</text:p>
          </table:table-cell>
          <table:table-cell table:style-name="ce1" office:value-type="string" calcext:value-type="string">
            <text:p>Seeds of Agon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1-09-21T00:00:00.000Z</text:p>
          </table:table-cell>
          <table:table-cell office:value-type="string" calcext:value-type="string">
            <text:p>2021-09-24T00:00:00.000Z</text:p>
          </table:table-cell>
          <table:table-cell table:style-name="ce1" office:value-type="string" calcext:value-type="string">
            <text:p>https://fabtcg.com/articles/banned-and-restricted-announcement-sept21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HkDzFgnhCBGn6K9w7RWtC</text:p>
          </table:table-cell>
          <table:table-cell table:style-name="ce1" office:value-type="string" calcext:value-type="string">
            <text:p>Duskblade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TJdbQPDBpnLGpNmmN7fhg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w77m97tB9GPDzK6ccgkjr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QnKbrhtk7HFcckCBbFmkt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1-12T00:00:00.000Z</text:p>
          </table:table-cell>
          <table:table-cell office:value-type="string" calcext:value-type="string">
            <text:p>2022-01-17T00:00:00.000Z</text:p>
          </table:table-cell>
          <table:table-cell table:style-name="ce1" office:value-type="string" calcext:value-type="string">
            <text:p>https://fabtcg.com/articles/banned-and-restricted-announcement-errata-bulletin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phCFwdjG8dKDCmr7d7F7M</text:p>
          </table:table-cell>
          <table:table-cell table:style-name="ce1" office:value-type="string" calcext:value-type="string">
            <text:p>Awake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666mgFjKrrLQhdkpGzNzf</text:p>
          </table:table-cell>
          <table:table-cell table:style-name="ce1" office:value-type="string" calcext:value-type="string">
            <text:p>Heartened Cross Strap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5-02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wj7qpMrzMjDbn8tmtfPL7</text:p>
          </table:table-cell>
          <table:table-cell office:value-type="string" calcext:value-type="string">
            <text:p>Stubby Hammerers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4-25T00:00:00.000Z</text:p>
          </table:table-cell>
          <table:table-cell office:value-type="string" calcext:value-type="string">
            <text:p>2022-06-24T00:00:00.000Z</text:p>
          </table:table-cell>
          <table:table-cell table:style-name="ce1" office:value-type="string" calcext:value-type="string">
            <text:p>https://fabtcg.com/articles/scheduled-banned-suspended-announcement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fHKcc6HWkdkbC76BwgqQ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b8rJqp6nH9FhDQgNMgpH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BLw878jHjmLBLBbtpk6W</text:p>
          </table:table-cell>
          <table:table-cell office:value-type="string" calcext:value-type="string">
            <text:p>Snapbac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Mdnz9D9MRDrzMrBFf7Kr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PwjcRFWBmzNQWM6BMcgB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8wMFCFHtGTtTRfnzKGqQ</text:p>
          </table:table-cell>
          <table:table-cell office:value-type="string" calcext:value-type="string">
            <text:p>Stir the Aetherwind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8-29T00:00:00.000Z</text:p>
          </table:table-cell>
          <table:table-cell office:value-type="string" calcext:value-type="string">
            <text:p>2022-08-30T00:00:00.000Z</text:p>
          </table:table-cell>
          <table:table-cell office:value-type="string" calcext:value-type="string">
            <text:p>https://fabtcg.com/articles/scheduled-banned-suspended-announced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office:value-type="string" calcext:value-type="string">
            <text:p>https://fabtcg.com/articles/banned-suspended-oct-3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BDFTmjdTmgRCdHngGWNR</text:p>
          </table:table-cell>
          <table:table-cell office:value-type="string" calcext:value-type="string">
            <text:p>Mask of the Pouncing Lynx</text:p>
          </table:table-cell>
          <table:table-cell/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0-03T00:00:00.000Z</text:p>
          </table:table-cell>
          <table:table-cell office:value-type="string" calcext:value-type="string">
            <text:p>2022-10-07T00:00:00.000Z</text:p>
          </table:table-cell>
          <table:table-cell office:value-type="string" calcext:value-type="string">
            <text:p>https://fabtcg.com/articles/banned-suspended-oct-3/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WjLrqtQtppQhQCMt9LH</text:p>
          </table:table-cell>
          <table:table-cell office:value-type="string" calcext:value-type="string">
            <text:p>Aether Wildfir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11-10T00:00:00.000Z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https://fabtcg.com/articles/banned-suspended-nov-9/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8:Sheet1.B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6:36:03.0700890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16:36:24.238635992</dc:date>
    <meta:editing-duration>PT1H7M47S</meta:editing-duration>
    <meta:editing-cycles>53</meta:editing-cycles>
    <meta:generator>LibreOffice/7.2.5.2$MacOSX_X86_64 LibreOffice_project/499f9727c189e6ef3471021d6132d4c694f357e5</meta:generator>
    <meta:document-statistic meta:table-count="1" meta:cell-count="157" meta:object-count="0"/>
  </office:meta>
</office:document-meta>
</file>